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6d3e"/>
    </style:style>
    <style:style style:name="P2" style:family="paragraph" style:parent-style-name="Standard">
      <style:paragraph-properties>
        <style:tab-stops>
          <style:tab-stop style:position="10.478cm"/>
        </style:tab-stops>
      </style:paragraph-properties>
      <style:text-properties officeooo:paragraph-rsid="00156d3e"/>
    </style:style>
    <style:style style:name="P3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56d3e"/>
    </style:style>
    <style:style style:name="P4" style:family="paragraph" style:parent-style-name="Standard">
      <style:text-properties fo:font-variant="small-caps" officeooo:paragraph-rsid="00156d3e" style:font-size-asian="10.5pt"/>
    </style:style>
    <style:style style:name="P5" style:family="paragraph" style:parent-style-name="Standard">
      <style:paragraph-properties>
        <style:tab-stops>
          <style:tab-stop style:position="9.631cm" style:type="right"/>
        </style:tab-stops>
      </style:paragraph-properties>
      <style:text-properties officeooo:paragraph-rsid="00156d3e"/>
    </style:style>
    <style:style style:name="P6" style:family="paragraph" style:parent-style-name="Standard">
      <style:paragraph-properties fo:margin-left="0cm" fo:margin-right="0cm" fo:text-indent="10.504cm" style:auto-text-indent="false">
        <style:tab-stops>
          <style:tab-stop style:position="10.478cm"/>
        </style:tab-stops>
      </style:paragraph-properties>
      <style:text-properties officeooo:paragraph-rsid="00156d3e"/>
    </style:style>
    <style:style style:name="P7" style:family="paragraph" style:parent-style-name="Standard">
      <style:paragraph-properties fo:margin-left="0cm" fo:margin-right="0cm" fo:text-indent="10.504cm" style:auto-text-indent="false"/>
      <style:text-properties officeooo:paragraph-rsid="00156d3e"/>
    </style:style>
    <style:style style:name="P8" style:family="paragraph" style:parent-style-name="Standard">
      <style:paragraph-properties fo:margin-left="0cm" fo:margin-right="0cm" fo:text-indent="6.376cm" style:auto-text-indent="false"/>
      <style:text-properties officeooo:paragraph-rsid="00156d3e"/>
    </style:style>
    <style:style style:name="T1" style:family="text">
      <style:text-properties officeooo:rsid="00156d3e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ender name" text:name="sender_name"/>
        <text:user-field-decl office:value-type="string" office:string-value="Recipient name" text:name="recipient_name"/>
        <text:user-field-decl office:value-type="float" office:value="0" text:name="date"/>
        <text:user-field-decl office:value-type="string" office:string-value="Lille" text:name="location"/>
      </text:user-field-decls>
      <text:p text:style-name="P3"><text:user-field-get text:name="sender_name">Sender name</text:user-field-get><text:tab/><text:span text:style-name="T1">À </text:span><text:span text:style-name="T1"><text:user-field-get text:name="location">Lille</text:user-field-get></text:span><text:span text:style-name="T1">, le </text:span><text:span text:style-name="T1"><text:user-field-get style:data-style-name="N38" text:name="date">samedi 30 décembre 1899</text:user-field-get></text:span></text:p>
      <text:p text:style-name="P1"><text:bookmark-start text:name="sender_address"/><text:span text:style-name="T1">Sender address</text:span><text:bookmark-end text:name="sender_address"/></text:p>
      <text:p text:style-name="P2"/>
      <text:p text:style-name="P6"><text:span text:style-name="T1"><text:user-field-get text:name="recipient_name">Recipient name</text:user-field-get></text:span></text:p>
      <text:p text:style-name="P6"><text:bookmark-start text:name="recipient_address"/><text:span text:style-name="T1">Recipient address</text:span><text:bookmark-end text:name="recipient_address"/></text:p>
      <text:p text:style-name="P7"><text:span text:style-name="T1"/></text:p>
      <text:p text:style-name="P1"><text:span text:style-name="T1"/></text:p>
      <text:p text:style-name="P4"><text:span text:style-name="T1">Objet : </text:span><text:span text:style-name="T1"><text:title>Au fait, merci</text:title></text:span></text:p>
      <text:p text:style-name="P1"><text:span text:style-name="T1"/></text:p>
      <text:p text:style-name="P8"><text:span text:style-name="T1">Cher </text:span><text:span text:style-name="T1"><text:user-field-get text:name="recipient_name">Recipient name</text:user-field-get></text:span><text:span text:style-name="T1">,</text:span></text:p>
      <text:p text:style-name="P1"><text:span text:style-name="T1"/></text:p>
      <text:p text:style-name="P1"><text:span text:style-name="T1"><text:tab/>Je vous prie de bien vouloir recevoir l'expression de mes sentiments distingués.</text:span></text:p>
      <text:p text:style-name="P1"><text:span text:style-name="T1"/></text:p>
      <text:p text:style-name="P1"><text:span text:style-name="T1"><text:tab/>A++</text:span></text:p>
      <text:p text:style-name="P1"><text:span text:style-name="T1"/></text:p>
      <text:p text:style-name="P5"><text:span text:style-name="T1"><text:tab/></text:span><text:span text:style-name="T1"><text:user-field-get text:name="sender_name">Sender name</text:user-field-get>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Desvenain</meta:initial-creator>
    <meta:creation-date>2013-12-27T01:46:36</meta:creation-date>
    <meta:editing-cycles>2</meta:editing-cycles>
    <meta:editing-duration>PT2M7S</meta:editing-duration>
    <dc:date>2013-12-27T02:00:40</dc:date>
    <dc:creator>Thomas Desvenain</dc:creator>
    <meta:generator>LibreOffice/4.0.2.2$Linux_X86_64 LibreOffice_project/400m0$Build-2</meta:generator>
    <dc:title>Au fait, merci</dc:title>
    <meta:document-statistic meta:table-count="0" meta:image-count="0" meta:object-count="0" meta:page-count="1" meta:paragraph-count="9" meta:word-count="38" meta:character-count="231" meta:non-whitespace-character-count="199"/>
  </office:meta>
</office:document-meta>
</file>